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width="0.051cm" svg:stroke-color="#000000" draw:fill="none" draw:fill-color="#ffffff" draw:textarea-horizontal-align="left" draw:auto-grow-height="true" draw:auto-grow-width="true" fo:min-height="0.819cm" fo:min-width="7.347cm" fo:padding-top="0.15cm" fo:padding-bottom="0.15cm" fo:padding-left="0.275cm" fo:padding-right="0.275cm" draw:shadow="hidden"/>
    </style:style>
    <style:style style:name="gr2" style:family="graphic" style:parent-style-name="standard">
      <style:graphic-properties draw:fill="solid" draw:fill-color="#ffffff" draw:textarea-horizontal-align="justify" draw:textarea-vertical-align="middle" draw:auto-grow-height="false" fo:min-height="0cm" fo:min-width="0cm" fo:wrap-option="no-wrap"/>
    </style:style>
    <style:style style:name="gr3" style:family="graphic" style:parent-style-name="standard">
      <style:graphic-properties draw:stroke="none" svg:stroke-color="#000000" draw:fill="none" draw:fill-color="#ffffff" draw:textarea-horizontal-align="left" draw:auto-grow-height="true" draw:auto-grow-width="true" fo:min-height="0.551cm" fo:min-width="2.04cm"/>
    </style:style>
    <style:style style:name="gr4" style:family="graphic" style:parent-style-name="standard">
      <style:graphic-properties draw:stroke="none" svg:stroke-color="#000000" draw:fill="none" draw:fill-color="#ffffff" draw:textarea-horizontal-align="left" draw:auto-grow-height="true" draw:auto-grow-width="true" fo:min-height="1.665cm" fo:min-width="5.239cm"/>
    </style:style>
    <style:style style:name="gr5"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objectwithoutfill">
      <style:graphic-properties draw:marker-end="Arrow" draw:marker-end-width="0.3cm" draw:fill="none" draw:textarea-horizontal-align="center" draw:textarea-vertical-align="middle"/>
    </style:style>
    <style:style style:name="gr53"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graphic-properties draw:stroke="dash" draw:stroke-dash="Ultrafine_20_Dashed" svg:stroke-color="#000000" draw:fill="none" draw:fill-color="#ffffff" fo:min-height="6.735cm"/>
    </style:style>
    <style:style style:name="gr7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3" style:family="graphic" style:parent-style-name="standard">
      <style:graphic-properties draw:stroke="none" svg:stroke-color="#000000" draw:fill="none" draw:fill-color="#ffffff" fo:min-height="1.081cm"/>
    </style:style>
    <style:style style:name="P1" style:family="paragraph">
      <style:paragraph-properties fo:margin-left="0cm" fo:margin-right="0cm" fo:text-align="center" fo:text-indent="0cm"/>
      <style:text-properties fo:font-size="16pt" style:font-size-asian="16pt" style:font-size-complex="16pt"/>
    </style:style>
    <style:style style:name="P2" style:family="paragraph">
      <style:paragraph-properties fo:margin-left="0cm" fo:margin-right="0cm" fo:text-align="center" fo:text-indent="0cm"/>
      <style:text-properties fo:font-size="16pt" style:text-underline-style="solid" style:text-underline-width="auto" style:text-underline-color="font-color" style:font-size-asian="16pt" style:font-size-complex="16pt"/>
    </style:style>
    <style:style style:name="P3" style:family="paragraph">
      <style:paragraph-properties fo:text-align="center"/>
      <style:text-properties fo:font-size="10pt" style:font-size-asian="10pt" style:font-size-complex="10pt"/>
    </style:style>
    <style:style style:name="P4" style:family="paragraph">
      <style:paragraph-properties fo:margin-left="0cm" fo:margin-right="0cm" fo:text-align="center" fo:text-indent="0cm"/>
      <style:text-properties fo:font-size="12pt" fo:font-weight="bold" style:font-size-asian="12pt" style:font-weight-asian="bold" style:font-size-complex="12pt" style:font-weight-complex="bold"/>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size="10pt" style:font-size-asian="10pt" style:font-size-complex="10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AU"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AU" fo:font-style="normal" fo:text-shadow="none" style:text-underline-style="none" fo:font-weight="normal" style:text-underline-mode="continuous" style:text-overline-mode="continuous" style:text-line-through-mode="continuous" style:letter-kerning="true" style:font-family-asian="微软雅黑"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style:paragraph-properties fo:text-align="center"/>
    </style:style>
    <style:style style:name="P10" style:family="paragraph">
      <style:paragraph-properties fo:margin-left="0cm" fo:margin-right="0cm" fo:text-align="center" fo:text-indent="0cm"/>
      <style:text-properties fo:font-weight="bold" style:font-weight-asian="bold" style:font-weight-complex="bold"/>
    </style:style>
    <style:style style:name="P11" style:family="paragraph">
      <style:paragraph-properties fo:margin-left="0cm" fo:margin-right="0cm" fo:text-align="center" fo:text-indent="0cm"/>
      <style:text-properties fo:font-size="10pt" fo:font-weight="bold" style:font-size-asian="10pt" style:font-weight-asian="bold" style:font-size-complex="10pt" style:font-weight-complex="bold"/>
    </style:style>
    <style:style style:name="P12" style:family="paragraph">
      <style:paragraph-properties fo:text-align="center"/>
      <style:text-properties fo:font-size="12pt" style:font-size-asian="12pt" style:font-size-complex="12pt"/>
    </style:style>
    <style:style style:name="P13" style:family="paragraph">
      <style:text-properties fo:font-size="12pt" style:font-size-asian="12pt" style:font-size-complex="12pt"/>
    </style:style>
    <style:style style:name="T1" style:family="text">
      <style:text-properties fo:font-size="16pt" style:text-underline-style="solid" style:text-underline-width="auto" style:text-underline-color="font-color"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fo:font-size="10pt" style:font-size-asian="10pt" style:font-size-complex="10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7.897cm" svg:height="1.563cm" svg:x="9.89cm" svg:y="1.635cm">
          <draw:text-box>
            <text:p text:style-name="P1"><text:span text:style-name="T1">Dicocel - Tablet Pedidos </text:span></text:p>
            <text:p text:style-name="P1"><text:span text:style-name="T2">“</text:span><text:span text:style-name="T2">Diagram Layout”</text:span></text:p>
          </draw:text-box>
        </draw:frame>
        <draw:custom-shape draw:style-name="gr2" draw:text-style-name="P3" xml:id="id2" draw:id="id2" draw:layer="layout" svg:width="3.175cm" svg:height="1.25cm" svg:x="7.725cm" svg:y="4.175cm">
          <text:p text:style-name="P3"><text:span text:style-name="T3">WA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4" draw:layer="layout" svg:width="2.923cm" svg:height="0.801cm" svg:x="17.25cm" svg:y="3.54cm">
          <draw:text-box>
            <text:p text:style-name="P4"><text:span text:style-name="T4">Vendedores</text:span></text:p>
          </draw:text-box>
        </draw:frame>
        <draw:frame draw:style-name="gr4" draw:text-style-name="P6" draw:layer="layout" svg:width="5.739cm" svg:height="2.615cm" svg:x="19.155cm" svg:y="4.81cm">
          <draw:text-box>
            <text:p text:style-name="P5"><text:span text:style-name="T3">- Fazem sincronismo de pedidos </text:span></text:p>
            <text:p text:style-name="P5"><text:span text:style-name="T3"><text:s text:c="2"/></text:span><text:span text:style-name="T3">no tablet app para o servidor via</text:span><text:span text:style-name="T3"><text:line-break/></text:span><text:span text:style-name="T3"> <text:s/>HTTP requests</text:span><text:span text:style-name="T3"><text:line-break/></text:span><text:span text:style-name="T3"/></text:p>
            <text:p text:style-name="P5"><text:span text:style-name="T3">- HTTP Request com parametros</text:span><text:span text:style-name="T3"><text:line-break/></text:span><text:span text:style-name="T3"/></text:p>
          </draw:text-box>
        </draw:frame>
        <draw:g xml:id="id1" draw:id="id1">
          <draw:glue-point draw:id="4" svg:x="1.963cm" svg:y="1.206cm"/>
          <draw:glue-point draw:id="5" svg:x="-4.998cm" svg:y="-0.517cm"/>
          <draw:glue-point draw:id="6" svg:x="-1.02cm" svg:y="-4.137cm"/>
          <draw:glue-point draw:id="7" svg:x="-2.014cm" svg:y="3.965cm"/>
          <draw:glue-point draw:id="8" svg:x="-4.004cm" svg:y="-5cm"/>
          <draw:path draw:style-name="gr5" draw:text-style-name="P7" draw:layer="layout" svg:width="0.605cm" svg:height="0.447cm" svg:x="18.549cm" svg:y="6.482cm" svg:viewBox="0 0 606 448" svg:d="M0 448c257 0 606-178 606-286s-93-162-280-162c0 162-326 448-326 448z">
            <text:p/>
          </draw:path>
          <draw:g>
            <draw:polygon draw:style-name="gr6" draw:text-style-name="P8" draw:layer="layout" svg:width="1.121cm" svg:height="3.025cm" svg:x="17.753cm" svg:y="4.324cm" svg:viewBox="0 0 1122 3026" draw:points="1122,2378 1122,0 0,648 0,3026">
              <text:p/>
            </draw:polygon>
            <draw:polygon draw:style-name="gr7" draw:text-style-name="P8" draw:layer="layout" svg:width="0.934cm" svg:height="2.701cm" svg:x="17.847cm" svg:y="4.486cm" svg:viewBox="0 0 935 2702" draw:points="935,2161 935,0 0,540 0,2702">
              <text:p/>
            </draw:polygon>
            <draw:polygon draw:style-name="gr8" draw:text-style-name="P8" draw:layer="layout" svg:width="1.225cm" svg:height="0.701cm" svg:x="17.649cm" svg:y="4.27cm" svg:viewBox="0 0 1226 702" draw:points="104,702 1226,54 1122,0 0,648">
              <text:p/>
            </draw:polygon>
            <draw:polygon draw:style-name="gr9" draw:text-style-name="P8" draw:layer="layout" svg:width="0.103cm" svg:height="2.431cm" svg:x="17.649cm" svg:y="4.918cm" svg:viewBox="0 0 104 2432" draw:points="104,2432 104,54 0,0 0,2378">
              <text:p/>
            </draw:polygon>
            <draw:polygon draw:style-name="gr10" draw:text-style-name="P8" draw:layer="layout" svg:width="1.225cm" svg:height="3.079cm" svg:x="17.649cm" svg:y="4.27cm" svg:viewBox="0 0 1226 3080" draw:points="1122,0 0,648 0,3026 104,3080 1226,2432 1226,54">
              <text:p/>
            </draw:polygon>
          </draw:g>
        </draw:g>
        <draw:g xml:id="id3" draw:id="id3">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11" draw:text-style-name="P7" draw:layer="layout" svg:width="0.621cm" svg:height="0.489cm" svg:x="5.198cm" svg:y="8.675cm" svg:viewBox="0 0 622 490" svg:d="M0 490c155 0 622-131 622-261 0-131-226-229-339-229 0 98-283 359-283 490z">
            <text:p/>
          </draw:path>
          <draw:g>
            <draw:polygon draw:style-name="gr12" draw:text-style-name="P8" draw:layer="layout" svg:width="1.695cm" svg:height="2.286cm" svg:x="3.503cm" svg:y="6.878cm" svg:viewBox="0 0 1696 2287" draw:points="0,1307 0,0 1696,980 1696,2287">
              <text:p/>
            </draw:polygon>
            <draw:line draw:style-name="gr13" draw:text-style-name="P8" draw:layer="layout" svg:x1="3.503cm" svg:y1="7.858cm" svg:x2="5.199cm" svg:y2="8.838cm">
              <text:p/>
            </draw:line>
            <draw:line draw:style-name="gr14" draw:text-style-name="P8" draw:layer="layout" svg:x1="3.503cm" svg:y1="7.532cm" svg:x2="5.199cm" svg:y2="8.512cm">
              <text:p/>
            </draw:line>
            <draw:line draw:style-name="gr15" draw:text-style-name="P8" draw:layer="layout" svg:x1="3.503cm" svg:y1="7.205cm" svg:x2="5.199cm" svg:y2="8.185cm">
              <text:p/>
            </draw:line>
            <draw:line draw:style-name="gr16" draw:text-style-name="P8" draw:layer="layout" svg:x1="4.068cm" svg:y1="7.858cm" svg:x2="4.068cm" svg:y2="8.185cm">
              <text:p/>
            </draw:line>
            <draw:line draw:style-name="gr17" draw:text-style-name="P8" draw:layer="layout" svg:x1="4.633cm" svg:y1="7.532cm" svg:x2="4.633cm" svg:y2="7.859cm">
              <text:p/>
            </draw:line>
            <draw:line draw:style-name="gr18" draw:text-style-name="P8" draw:layer="layout" svg:x1="4.916cm" svg:y1="8.675cm" svg:x2="4.916cm" svg:y2="9.002cm">
              <text:p/>
            </draw:line>
            <draw:line draw:style-name="gr19" draw:text-style-name="P8" draw:layer="layout" svg:x1="4.351cm" svg:y1="8.348cm" svg:x2="4.351cm" svg:y2="8.675cm">
              <text:p/>
            </draw:line>
            <draw:line draw:style-name="gr20" draw:text-style-name="P8" draw:layer="layout" svg:x1="3.786cm" svg:y1="8.022cm" svg:x2="3.786cm" svg:y2="8.349cm">
              <text:p/>
            </draw:line>
            <draw:line draw:style-name="gr21" draw:text-style-name="P8" draw:layer="layout" svg:x1="4.068cm" svg:y1="7.205cm" svg:x2="4.068cm" svg:y2="7.532cm">
              <text:p/>
            </draw:line>
            <draw:line draw:style-name="gr22" draw:text-style-name="P8" draw:layer="layout" svg:x1="4.351cm" svg:y1="7.695cm" svg:x2="4.351cm" svg:y2="8.022cm">
              <text:p/>
            </draw:line>
            <draw:line draw:style-name="gr23" draw:text-style-name="P8" draw:layer="layout" svg:x1="4.633cm" svg:y1="8.185cm" svg:x2="4.633cm" svg:y2="8.512cm">
              <text:p/>
            </draw:line>
            <draw:line draw:style-name="gr24" draw:text-style-name="P8" draw:layer="layout" svg:x1="4.916cm" svg:y1="8.022cm" svg:x2="4.916cm" svg:y2="8.349cm">
              <text:p/>
            </draw:line>
            <draw:line draw:style-name="gr25" draw:text-style-name="P8" draw:layer="layout" svg:x1="3.786cm" svg:y1="7.368cm" svg:x2="3.786cm" svg:y2="7.695cm">
              <text:p/>
            </draw:line>
            <draw:polygon draw:style-name="gr26" draw:text-style-name="P8" draw:layer="layout" svg:width="0.282cm" svg:height="1.469cm" svg:x="5.198cm" svg:y="7.695cm" svg:viewBox="0 0 283 1470" draw:points="0,1470 0,163 283,0 283,1307">
              <text:p/>
            </draw:polygon>
            <draw:polygon draw:style-name="gr27" draw:text-style-name="P8" draw:layer="layout" svg:width="1.977cm" svg:height="1.142cm" svg:x="3.503cm" svg:y="6.715cm" svg:viewBox="0 0 1978 1143" draw:points="1696,1143 0,163 283,0 1978,980">
              <text:p/>
            </draw:polygon>
            <draw:line draw:style-name="gr28" draw:text-style-name="P8" draw:layer="layout" svg:x1="4.633cm" svg:y1="7.531cm" svg:x2="4.916cm" svg:y2="7.368cm">
              <text:p/>
            </draw:line>
            <draw:line draw:style-name="gr29" draw:text-style-name="P8" draw:layer="layout" svg:x1="5.198cm" svg:y1="8.185cm" svg:x2="5.481cm" svg:y2="8.022cm">
              <text:p/>
            </draw:line>
            <draw:line draw:style-name="gr30" draw:text-style-name="P8" draw:layer="layout" svg:x1="5.198cm" svg:y1="8.511cm" svg:x2="5.481cm" svg:y2="8.348cm">
              <text:p/>
            </draw:line>
            <draw:line draw:style-name="gr31" draw:text-style-name="P8" draw:layer="layout" svg:x1="5.198cm" svg:y1="8.838cm" svg:x2="5.481cm" svg:y2="8.675cm">
              <text:p/>
            </draw:line>
            <draw:line draw:style-name="gr32" draw:text-style-name="P8" draw:layer="layout" svg:x1="4.068cm" svg:y1="7.205cm" svg:x2="4.351cm" svg:y2="7.042cm">
              <text:p/>
            </draw:line>
            <draw:polygon draw:style-name="gr33" draw:text-style-name="P8" draw:layer="layout" svg:width="1.977cm" svg:height="2.449cm" svg:x="3.503cm" svg:y="6.715cm" svg:viewBox="0 0 1978 2450" draw:points="283,0 1978,980 1978,2287 1696,2450 0,1470 0,163">
              <text:p/>
            </draw:polygon>
          </draw:g>
        </draw:g>
        <draw:g xml:id="id4" draw:id="id4">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34" draw:text-style-name="P7" draw:layer="layout" svg:width="1.455cm" svg:height="0.539cm" svg:x="3.094cm" svg:y="11.255cm" svg:viewBox="0 0 1456 540" svg:d="M1 540c121 0 1455-336 1455-438s-187-102-309-102c0 44-1190 219-1146 540z">
            <text:p/>
          </draw:path>
          <draw:g>
            <draw:polygon draw:style-name="gr35" draw:text-style-name="P8" draw:layer="layout" svg:width="1.542cm" svg:height="0.802cm" svg:x="1.463cm" svg:y="10.963cm" svg:viewBox="0 0 1543 803" draw:points="0,292 0,0 1543,511 1543,803">
              <text:p/>
            </draw:polygon>
            <draw:polygon draw:style-name="gr36" draw:text-style-name="P8" draw:layer="layout" svg:width="1.322cm" svg:height="0.729cm" svg:x="3.006cm" svg:y="11.036cm" svg:viewBox="0 0 1323 730" draw:points="0,730 0,438 1323,0 1323,292">
              <text:p/>
            </draw:polygon>
            <draw:polygon draw:style-name="gr37" draw:text-style-name="P8" draw:layer="layout" svg:width="2.865cm" svg:height="0.948cm" svg:x="1.463cm" svg:y="10.525cm" svg:viewBox="0 0 2866 949" draw:points="1543,949 0,438 1323,0 2866,511">
              <text:p/>
            </draw:polygon>
            <draw:line draw:style-name="gr38" draw:text-style-name="P8" draw:layer="layout" svg:x1="1.992cm" svg:y1="11.196cm" svg:x2="1.992cm" svg:y2="11.371cm">
              <text:p/>
            </draw:line>
            <draw:line draw:style-name="gr39" draw:text-style-name="P8" draw:layer="layout" svg:x1="2.963cm" svg:y1="11.571cm" svg:x2="2.257cm" svg:y2="11.337cm">
              <text:p/>
            </draw:line>
            <draw:line draw:style-name="gr40" draw:text-style-name="P8" draw:layer="layout" svg:x1="2.253cm" svg:y1="11.284cm" svg:x2="2.253cm" svg:y2="11.342cm">
              <text:p/>
            </draw:line>
            <draw:line draw:style-name="gr41" draw:text-style-name="P8" draw:layer="layout" svg:x1="2.959cm" svg:y1="11.518cm" svg:x2="2.959cm" svg:y2="11.576cm">
              <text:p/>
            </draw:line>
            <draw:line draw:style-name="gr42" draw:text-style-name="P8" draw:layer="layout" svg:x1="2.959cm" svg:y1="11.518cm" svg:x2="2.253cm" svg:y2="11.284cm">
              <text:p/>
            </draw:line>
            <draw:polygon draw:style-name="gr43" draw:text-style-name="P8" draw:layer="layout" svg:width="0.087cm" svg:height="0.087cm" svg:x="2.081cm" svg:y="11.226cm" svg:viewBox="0 0 88 88" draw:points="0,58 0,0 88,29 88,88">
              <text:p/>
            </draw:polygon>
            <draw:line draw:style-name="gr44" draw:text-style-name="P8" draw:layer="layout" svg:x1="1.904cm" svg:y1="11.167cm" svg:x2="1.904cm" svg:y2="11.342cm">
              <text:p/>
            </draw:line>
            <draw:line draw:style-name="gr45" draw:text-style-name="P8" draw:layer="layout" svg:x1="1.816cm" svg:y1="11.138cm" svg:x2="1.816cm" svg:y2="11.313cm">
              <text:p/>
            </draw:line>
            <draw:line draw:style-name="gr46" draw:text-style-name="P8" draw:layer="layout" svg:x1="1.728cm" svg:y1="11.109cm" svg:x2="1.728cm" svg:y2="11.284cm">
              <text:p/>
            </draw:line>
            <draw:line draw:style-name="gr47" draw:text-style-name="P8" draw:layer="layout" svg:x1="1.64cm" svg:y1="11.08cm" svg:x2="1.64cm" svg:y2="11.255cm">
              <text:p/>
            </draw:line>
            <draw:line draw:style-name="gr48" draw:text-style-name="P8" draw:layer="layout" svg:x1="1.551cm" svg:y1="11.05cm" svg:x2="1.551cm" svg:y2="11.225cm">
              <text:p/>
            </draw:line>
            <draw:polygon draw:style-name="gr49" draw:text-style-name="P8" draw:layer="layout" svg:width="0.087cm" svg:height="0.32cm" svg:x="1.375cm" svg:y="10.934cm" svg:viewBox="0 0 88 321" draw:points="0,292 0,0 88,29 88,321">
              <text:p/>
            </draw:polygon>
            <draw:polygon draw:style-name="gr50" draw:text-style-name="P8" draw:layer="layout" svg:width="0.087cm" svg:height="0.32cm" svg:x="3.006cm" svg:y="11.474cm" svg:viewBox="0 0 88 321" draw:points="0,292 0,0 88,29 88,321">
              <text:p/>
            </draw:polygon>
            <draw:polygon draw:style-name="gr51" draw:text-style-name="P8" draw:layer="layout" svg:width="2.953cm" svg:height="1.269cm" svg:x="1.375cm" svg:y="10.525cm" svg:viewBox="0 0 2954 1270" draw:points="0,701 0,409 88,438 1411,0 2954,511 2954,803 1720,1212 1720,1270">
              <text:p/>
            </draw:polygon>
          </draw:g>
        </draw:g>
        <draw:connector draw:style-name="gr52" draw:text-style-name="P9" draw:layer="layout" svg:x1="17.65cm" svg:y1="5.651cm" svg:x2="10.9cm" svg:y2="4.8cm" draw:start-shape="id1" draw:start-glue-point="5" draw:end-shape="id2" draw:end-glue-point="1" svg:d="M17650 5651h-3385v-851h-3365">
          <text:p/>
        </draw:connector>
        <draw:connector draw:style-name="gr52" draw:text-style-name="P9" draw:layer="layout" svg:x1="7.725cm" svg:y1="4.8cm" svg:x2="5.48cm" svg:y2="8.348cm" draw:start-shape="id2" draw:end-shape="id3" draw:end-glue-point="7" svg:d="M7725 4800h-953v3548h-1292">
          <text:p/>
        </draw:connector>
        <draw:connector draw:style-name="gr52" draw:text-style-name="P9" draw:layer="layout" svg:x1="3.503cm" svg:y1="8.185cm" svg:x2="3.535cm" svg:y2="10.771cm" draw:start-shape="id3" draw:start-glue-point="11" draw:end-shape="id4" draw:end-glue-point="5" svg:d="M3503 8185h-521v1660h553v926">
          <text:p/>
        </draw:connector>
        <draw:g xml:id="id5" draw:id="id5">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3" draw:text-style-name="P7" draw:layer="layout" svg:width="1.455cm" svg:height="0.539cm" svg:x="3.354cm" svg:y="18.24cm" svg:viewBox="0 0 1456 540" svg:d="M1 540c121 0 1455-336 1455-438s-187-102-309-102c0 44-1190 219-1146 540z">
            <text:p/>
          </draw:path>
          <draw:g>
            <draw:polygon draw:style-name="gr54" draw:text-style-name="P8" draw:layer="layout" svg:width="1.542cm" svg:height="0.802cm" svg:x="1.723cm" svg:y="17.948cm" svg:viewBox="0 0 1543 803" draw:points="0,292 0,0 1543,511 1543,803">
              <text:p/>
            </draw:polygon>
            <draw:polygon draw:style-name="gr55" draw:text-style-name="P8" draw:layer="layout" svg:width="1.322cm" svg:height="0.729cm" svg:x="3.266cm" svg:y="18.021cm" svg:viewBox="0 0 1323 730" draw:points="0,730 0,438 1323,0 1323,292">
              <text:p/>
            </draw:polygon>
            <draw:polygon draw:style-name="gr56" draw:text-style-name="P8" draw:layer="layout" svg:width="2.865cm" svg:height="0.948cm" svg:x="1.723cm" svg:y="17.51cm" svg:viewBox="0 0 2866 949" draw:points="1543,949 0,438 1323,0 2866,511">
              <text:p/>
            </draw:polygon>
            <draw:line draw:style-name="gr57" draw:text-style-name="P8" draw:layer="layout" svg:x1="2.252cm" svg:y1="18.181cm" svg:x2="2.252cm" svg:y2="18.356cm">
              <text:p/>
            </draw:line>
            <draw:line draw:style-name="gr58" draw:text-style-name="P8" draw:layer="layout" svg:x1="3.223cm" svg:y1="18.556cm" svg:x2="2.517cm" svg:y2="18.322cm">
              <text:p/>
            </draw:line>
            <draw:line draw:style-name="gr59" draw:text-style-name="P8" draw:layer="layout" svg:x1="2.513cm" svg:y1="18.269cm" svg:x2="2.513cm" svg:y2="18.327cm">
              <text:p/>
            </draw:line>
            <draw:line draw:style-name="gr60" draw:text-style-name="P8" draw:layer="layout" svg:x1="3.219cm" svg:y1="18.503cm" svg:x2="3.219cm" svg:y2="18.561cm">
              <text:p/>
            </draw:line>
            <draw:line draw:style-name="gr61" draw:text-style-name="P8" draw:layer="layout" svg:x1="3.219cm" svg:y1="18.503cm" svg:x2="2.513cm" svg:y2="18.269cm">
              <text:p/>
            </draw:line>
            <draw:polygon draw:style-name="gr62" draw:text-style-name="P8" draw:layer="layout" svg:width="0.087cm" svg:height="0.087cm" svg:x="2.341cm" svg:y="18.211cm" svg:viewBox="0 0 88 88" draw:points="0,58 0,0 88,29 88,88">
              <text:p/>
            </draw:polygon>
            <draw:line draw:style-name="gr63" draw:text-style-name="P8" draw:layer="layout" svg:x1="2.164cm" svg:y1="18.152cm" svg:x2="2.164cm" svg:y2="18.327cm">
              <text:p/>
            </draw:line>
            <draw:line draw:style-name="gr64" draw:text-style-name="P8" draw:layer="layout" svg:x1="2.076cm" svg:y1="18.123cm" svg:x2="2.076cm" svg:y2="18.298cm">
              <text:p/>
            </draw:line>
            <draw:line draw:style-name="gr65" draw:text-style-name="P8" draw:layer="layout" svg:x1="1.988cm" svg:y1="18.094cm" svg:x2="1.988cm" svg:y2="18.269cm">
              <text:p/>
            </draw:line>
            <draw:line draw:style-name="gr66" draw:text-style-name="P8" draw:layer="layout" svg:x1="1.9cm" svg:y1="18.065cm" svg:x2="1.9cm" svg:y2="18.24cm">
              <text:p/>
            </draw:line>
            <draw:line draw:style-name="gr67" draw:text-style-name="P8" draw:layer="layout" svg:x1="1.811cm" svg:y1="18.035cm" svg:x2="1.811cm" svg:y2="18.21cm">
              <text:p/>
            </draw:line>
            <draw:polygon draw:style-name="gr68" draw:text-style-name="P8" draw:layer="layout" svg:width="0.087cm" svg:height="0.32cm" svg:x="1.635cm" svg:y="17.919cm" svg:viewBox="0 0 88 321" draw:points="0,292 0,0 88,29 88,321">
              <text:p/>
            </draw:polygon>
            <draw:polygon draw:style-name="gr69" draw:text-style-name="P8" draw:layer="layout" svg:width="0.087cm" svg:height="0.32cm" svg:x="3.266cm" svg:y="18.459cm" svg:viewBox="0 0 88 321" draw:points="0,292 0,0 88,29 88,321">
              <text:p/>
            </draw:polygon>
            <draw:polygon draw:style-name="gr70" draw:text-style-name="P8" draw:layer="layout" svg:width="2.953cm" svg:height="1.269cm" svg:x="1.635cm" svg:y="17.51cm" svg:viewBox="0 0 2954 1270" draw:points="0,701 0,409 88,438 1411,0 2954,511 2954,803 1720,1212 1720,1270">
              <text:p/>
            </draw:polygon>
          </draw:g>
        </draw:g>
        <draw:frame draw:style-name="gr3" draw:text-style-name="P11" draw:layer="layout" svg:width="3.563cm" svg:height="0.801cm" svg:x="4.55cm" svg:y="10.525cm">
          <draw:text-box>
            <text:p text:style-name="P10"><text:span text:style-name="T3">Ubuntu <text:s/>- Haproxy</text:span></text:p>
          </draw:text-box>
        </draw:frame>
        <draw:connector draw:style-name="gr52" draw:text-style-name="P9" draw:layer="layout" svg:x1="3.094cm" svg:y1="11.78cm" svg:x2="3.046cm" svg:y2="17.51cm" draw:start-shape="id4" draw:start-glue-point="10" draw:end-shape="id5" draw:end-glue-point="4" svg:d="M3094 11780v2873h-48v2857">
          <text:p/>
        </draw:connector>
        <draw:frame draw:style-name="gr3" draw:text-style-name="P11" draw:layer="layout" svg:width="4.227cm" svg:height="0.801cm" svg:x="3.758cm" svg:y="17.344cm">
          <draw:text-box>
            <text:p text:style-name="P10"><text:span text:style-name="T3">Ubuntu <text:s/>- LAMP Setup</text:span></text:p>
          </draw:text-box>
        </draw:frame>
        <draw:frame draw:style-name="gr71" draw:text-style-name="P12" draw:layer="layout" svg:width="7.62cm" svg:height="7.301cm" svg:x="7.985cm" svg:y="10.525cm">
          <draw:text-box draw:corner-radius="1.27cm">
            <text:p text:style-name="P12"><text:span text:style-name="T5"/></text:p>
            <text:p text:style-name="P12"><text:span text:style-name="T6">CABECARIO DE PEDIDO</text:span></text:p>
            <text:p text:style-name="P13"><text:span text:style-name="T4"><text:line-break/></text:span><text:span text:style-name="T4"><text:tab/></text:span><text:span text:style-name="T4">GET /xampp/pedidos.php?</text:span><text:span text:style-name="T4"><text:line-break/></text:span><text:span text:style-name="T4"><text:tab/></text:span><text:span text:style-name="T4">Id=60&amp;</text:span><text:span text:style-name="T4"><text:line-break/></text:span><text:span text:style-name="T4"><text:tab/></text:span><text:span text:style-name="T4">data=04/09/2019&amp;</text:span><text:span text:style-name="T4"><text:line-break/></text:span><text:span text:style-name="T4"><text:tab/></text:span><text:span text:style-name="T4">codcli=08000&amp;</text:span><text:span text:style-name="T4"><text:line-break/></text:span><text:span text:style-name="T4"><text:tab/></text:span><text:span text:style-name="T4">codven=00015&amp;</text:span><text:span text:style-name="T4"><text:line-break/></text:span><text:span text:style-name="T4"><text:tab/></text:span><text:span text:style-name="T4">formpgto=A&amp;</text:span><text:span text:style-name="T4"><text:line-break/></text:span><text:span text:style-name="T4"><text:tab/></text:span><text:span text:style-name="T4">condpgto=001&amp;</text:span><text:span text:style-name="T4"><text:line-break/></text:span><text:span text:style-name="T4"><text:tab/></text:span><text:span text:style-name="T4">totped=36.85&amp;</text:span><text:span text:style-name="T4"><text:line-break/></text:span><text:span text:style-name="T4"><text:tab/></text:span><text:span text:style-name="T4">status=D&amp;</text:span><text:span text:style-name="T4"><text:line-break/></text:span><text:span text:style-name="T4"><text:tab/></text:span><text:span text:style-name="T4">obs=teste 2</text:span></text:p>
            <text:p text:style-name="P13"><text:span text:style-name="T4"/></text:p>
            <text:p text:style-name="P13"><text:span text:style-name="T4"/></text:p>
          </draw:text-box>
        </draw:frame>
        <draw:frame draw:style-name="gr72" draw:layer="layout" svg:width="7.813cm" svg:height="0.721cm" svg:x="14.142cm" svg:y="8.534cm">
          <draw:text-box>
            <text:p text:style-name="P12"><text:span text:style-name="T5">“</text:span><text:span text:style-name="T5">Identacao somenente para ilustrar”</text:span></text:p>
          </draw:text-box>
        </draw:frame>
        <draw:frame draw:style-name="gr73" draw:text-style-name="P13" draw:layer="layout" svg:width="17.145cm" svg:height="1.661cm" svg:x="9.89cm" svg:y="18.084cm">
          <draw:text-box>
            <text:p text:style-name="P13"><text:span text:style-name="T7">*** Como voce pode ver atualmente o aplicativo manda isso como um GET oque na verdade deveria ser um <text:s/>POST</text:span></text:p>
            <text:p text:style-name="P13"><text:span text:style-name="T4"/></text:p>
          </draw:text-box>
        </draw:frame>
        <draw:frame draw:style-name="gr71" draw:text-style-name="P12" draw:layer="layout" svg:width="7.62cm" svg:height="6.985cm" svg:x="17.51cm" svg:y="10.525cm">
          <draw:text-box draw:corner-radius="1.27cm">
            <text:p text:style-name="P12"><text:span text:style-name="T5"/></text:p>
            <text:p text:style-name="P12"><text:span text:style-name="T6">ITEN(S) DO PEDIDO</text:span></text:p>
            <text:p text:style-name="P13"><text:span text:style-name="T4"><text:line-break/></text:span><text:span text:style-name="T4"><text:tab/></text:span><text:span text:style-name="T4">GET /xampp/prdped.php</text:span><text:span text:style-name="T4"><text:line-break/></text:span><text:span text:style-name="T4"><text:tab/></text:span><text:span text:style-name="T4">id=60&amp;</text:span><text:span text:style-name="T4"><text:line-break/></text:span><text:span text:style-name="T4"><text:tab/></text:span><text:span text:style-name="T4">data=04/09/2019&amp;</text:span><text:span text:style-name="T4"><text:line-break/></text:span><text:span text:style-name="T4"><text:tab/></text:span><text:span text:style-name="T4">codcli=08000&amp;</text:span><text:span text:style-name="T4"><text:line-break/></text:span><text:span text:style-name="T4"><text:tab/></text:span><text:span text:style-name="T4">codven=00015&amp;</text:span><text:span text:style-name="T4"><text:line-break/></text:span><text:span text:style-name="T4"><text:tab/></text:span><text:span text:style-name="T4">cdpro=15360&amp;</text:span><text:span text:style-name="T4"><text:line-break/></text:span><text:span text:style-name="T4"><text:tab/></text:span><text:span text:style-name="T4">qtd=1&amp;</text:span><text:span text:style-name="T4"><text:line-break/></text:span><text:span text:style-name="T4"><text:tab/></text:span><text:span text:style-name="T4">prunit=36.85&amp;</text:span><text:span text:style-name="T4"><text:line-break/></text:span><text:span text:style-name="T4"><text:tab/></text:span><text:span text:style-name="T4">desconto=0&amp;</text:span><text:span text:style-name="T4"><text:line-break/></text:span><text:span text:style-name="T4"><text:tab/></text:span><text:span text:style-name="T4">total=36.8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Unix OpenOffice.org_project/411m6$Build-9775</meta:generator>
    <meta:creation-date>2009-11-04T14:08:07</meta:creation-date>
    <dc:date>2019-09-04T19:35:51</dc:date>
    <meta:editing-cycles>118</meta:editing-cycles>
    <meta:editing-duration>P5DT18H42M49S</meta:editing-duration>
    <dc:creator>J. Marcelo Martins</dc:creator>
    <meta:document-statistic meta:object-count="87"/>
    <meta:user-defined meta:name="Info 1"/>
    <meta:user-defined meta:name="Info 2"/>
    <meta:user-defined meta:name="Info 3"/>
    <meta:user-defined meta:name="Info 4"/>
  </office:meta>
</office:document-meta>
</file>